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377" officeooo:paragraph-rsid="001f7377"/>
    </style:style>
    <style:style style:name="P2" style:family="paragraph" style:parent-style-name="Standard">
      <style:text-properties officeooo:paragraph-rsid="001f7377"/>
    </style:style>
    <style:style style:name="P3" style:family="paragraph" style:parent-style-name="Standard">
      <style:text-properties officeooo:rsid="002329fc" officeooo:paragraph-rsid="002329fc"/>
    </style:style>
    <style:style style:name="P4" style:family="paragraph" style:parent-style-name="Standard">
      <style:text-properties officeooo:paragraph-rsid="002329fc"/>
    </style:style>
    <style:style style:name="P5" style:family="paragraph" style:parent-style-name="Standard">
      <style:text-properties officeooo:paragraph-rsid="002441aa"/>
    </style:style>
    <style:style style:name="P6" style:family="paragraph" style:parent-style-name="Standard">
      <style:text-properties officeooo:rsid="002441aa" officeooo:paragraph-rsid="002441aa"/>
    </style:style>
    <style:style style:name="T1" style:family="text">
      <style:text-properties officeooo:rsid="001f7377"/>
    </style:style>
    <style:style style:name="T2" style:family="text">
      <style:text-properties officeooo:rsid="0020c0bb"/>
    </style:style>
    <style:style style:name="T3" style:family="text">
      <style:text-properties officeooo:rsid="00218395"/>
    </style:style>
    <style:style style:name="T4" style:family="text">
      <style:text-properties officeooo:rsid="002329fc"/>
    </style:style>
    <style:style style:name="T5" style:family="text">
      <style:text-properties officeooo:rsid="002441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uważmy, że gdy jakieś dwa słowa tworzą frazę to powinny występować częściej w korpusie, niż te które się znalazły obok siebie z innego powodu. </text:p>
      <text:p text:style-name="P5"><text:span text:style-name="T1">W zdaniu "mój samochód stół przewiozł,..." połączenie samochód-mój nie tworzyłoby frazy (wg. reguły podanej w zadaniu) ponieważ rzeczowniki te mają inny przypadek. Zakładając jednak, że mielibyśmy błędnie opisane rzeczowniki, tzn. stół byłby w Mianowniku, to</text:span><text:span text:style-name="T5">:</text:span></text:p>
      <text:p text:style-name="P5"><text:span text:style-name="T5">Pomsyl 1:</text:span></text:p>
      <text:p text:style-name="P5"><text:span text:style-name="T5"><text:tab/>ocenienie</text:span><text:span text:style-name="T1"> "</text:span><text:span text:style-name="T2">kolokacyjnoś</text:span><text:span text:style-name="T5">ci</text:span><text:span text:style-name="T1">" tych słow. Za pomocą np. </text:span><text:span text:style-name="T2">Pointwise Mutual Information (log (P(w1w2) / (P(w1)P(w2)) ) ). Możemy wyznaczyć jakiś wynik PMI k, który mówi czy dane rzeczowniki mogą być frazą. Dzięki temu rzeczowniki nietworzące frazy odrzucimy na pewno (są one obok siebie przypadkowo) natomiast rzeczowniki tworzące frazę prawdopodobnie zaakceptujemy.</text:span><text:span text:style-name="T3"> </text:span></text:p>
      <text:p text:style-name="P6">Uzupelnienie pomyslu 1:</text:p>
      <text:p text:style-name="P6"><text:tab/>Wyznaczamy kolokacyjnosc danych slow w korpusie poprzez np. PMI. robimy slownik postaci slowo - [lista slow] gdzie lista slow to wyrazy kolokacyjne (np. PMI &gt; k) do slowa klucz. Uznajemy, je za NP. </text:p>
      <text:p text:style-name="P5"><text:span text:style-name="T5"><text:tab/>Nastepnie dostajac dwa rzeczowniki r1 i r2 o tych samych parametrach, liczymy iloczyn skalarny zanurzen dla kazdego slowa w slownik[r1] oraz r2. Gdy jakiś wynik jest wyraznie duzy, uznajemy, ze r1 i r2 sa NP.</text:span></text:p>
      <text:p text:style-name="P4"/>
      <text:p text:style-name="P4"/>
      <text:p text:style-name="P4"/>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8:08:42.063162126</meta:creation-date>
    <dc:date>2021-01-13T14:30:56.010422414</dc:date>
    <meta:editing-duration>PT55M58S</meta:editing-duration>
    <meta:editing-cycles>3</meta:editing-cycles>
    <meta:generator>LibreOffice/6.4.6.2$Linux_X86_64 LibreOffice_project/40$Build-2</meta:generator>
    <meta:document-statistic meta:table-count="0" meta:image-count="0" meta:object-count="0" meta:page-count="1" meta:paragraph-count="7" meta:word-count="181" meta:character-count="1205" meta:non-whitespace-character-count="1025"/>
  </office:meta>
</office:document-meta>
</file>